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Inconsolat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иколай Линецкий (30.05.2011)</text:h>
      <text:list xml:id="list270139780" text:style-name="L1">
        <text:list-item>
          <text:p text:style-name="P2">Дан типизированный файл символов. Загрузить его содержимое в двусвязный список символов.</text:p>
        </text:list-item>
        <text:list-item>
          <text:p text:style-name="P1">Дан двусвязный список символов, преобразовать его в строку, исключив все буквы (воспользоваться функцией <text:span text:style-name="T2">char.IsLetter</text:span>).</text:p>
        </text:list-item>
        <text:list-item>
          <text:p text:style-name="P1">Дано целое число <text:span text:style-name="T1">N</text:span>, строка и имя текстового файла. Вставить данную строку на <text:span text:style-name="T1">N</text:span>-ое место среди строк файла. Если <text:span text:style-name="T1">N</text:span> больше общего числа строк файла, то дописать строку в конец файл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57:45</dc:date>
    <dc:creator>Artem Pelenitsyn</dc:creator>
    <meta:editing-duration>PT1H59M13S</meta:editing-duration>
    <meta:editing-cycles>22</meta:editing-cycles>
    <meta:document-statistic meta:table-count="0" meta:image-count="0" meta:object-count="0" meta:page-count="1" meta:paragraph-count="4" meta:word-count="62" meta:character-count="423"/>
  </office:meta>
</office:document-meta>
</file>